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92cm"/>
    </style:style>
    <style:style style:name="co2" style:family="table-column">
      <style:table-column-properties fo:break-before="auto" style:column-width="0.416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0.49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0.441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755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54" style:family="table-cell" style:parent-style-name="Default"/>
  </office:automatic-styles>
  <office:body>
    <office:spreadsheet>
      <table:table table:name="Standard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3" table:default-cell-style-name="ce7"/>
        <table:table-column table:style-name="co1" table:number-columns-repeated="3" table:default-cell-style-name="ce7"/>
        <table:table-column table:style-name="co4" table:default-cell-style-name="ce7"/>
        <table:table-column table:style-name="co1" table:number-columns-repeated="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6" table:default-cell-style-name="ce7"/>
        <table:table-column table:style-name="co1" table:number-columns-repeated="4" table:default-cell-style-name="ce7"/>
        <table:table-column table:style-name="co7" table:default-cell-style-name="ce24"/>
        <table:table-column table:style-name="co1" table:number-columns-repeated="3" table:default-cell-style-name="ce24"/>
        <table:table-column table:style-name="co1" table:number-columns-repeated="5" table:default-cell-style-name="ce7"/>
        <table:table-column table:style-name="co8" table:default-cell-style-name="ce7"/>
        <table:table-column table:style-name="co9" table:number-columns-repeated="979" table:default-cell-style-name="ce7"/>
        <table:table-row table:style-name="ro1"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-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+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=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;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8" table:number-columns-repeated="948"/>
          <table:table-cell table:style-name="ce14" table:number-columns-repeated="3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2]+2*[.B2]+4*[.C2]+8*[.D2]+16*[.E2]+32*[.F2]+64*[.G2]+128*[.H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J2]+2*[.K2]+4*[.L2]+8*[.M2]+16*[.N2]+32*[.O2]+64*[.P2]+128*[.Q2]; 2)" office:value-type="string" office:string-value="08" calcext:value-type="string">
            <text:p>0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S2]+2*[.T2]+4*[.U2]+8*[.V2]+16*[.W2]+32*[.X2]+64*[.Y2]+128*[.Z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B2]+2*[.AC2]+4*[.AD2]+8*[.AE2]+16*[.AF2]+32*[.AG2]+64*[.AH2]+128*[.AI2]; 2)" office:value-type="string" office:string-value="00" calcext:value-type="string">
            <text:p>0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2" table:formula="of:=DEC2HEX([.AK2]+2*[.AL2]+4*[.AM2]+8*[.AN2]+16*[.AO2]+32*[.AP2]+64*[.AQ2]+128*[.AR2]; 2)" office:value-type="string" office:string-value="01" calcext:value-type="string">
            <text:p>01</text:p>
          </table:table-cell>
          <table:table-cell table:style-name="ce34" table:number-columns-repeated="948"/>
          <table:table-cell table:number-columns-repeated="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]+2*[.B3]+4*[.C3]+8*[.D3]+16*[.E3]+32*[.F3]+64*[.G3]+128*[.H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]+2*[.K3]+4*[.L3]+8*[.M3]+16*[.N3]+32*[.O3]+64*[.P3]+128*[.Q3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]+2*[.T3]+4*[.U3]+8*[.V3]+16*[.W3]+32*[.X3]+64*[.Y3]+128*[.Z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]+2*[.AC3]+4*[.AD3]+8*[.AE3]+16*[.AF3]+32*[.AG3]+64*[.AH3]+128*[.AI3]; 2)" office:value-type="string" office:string-value="00" calcext:value-type="string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3]+2*[.AL3]+4*[.AM3]+8*[.AN3]+16*[.AO3]+32*[.AP3]+64*[.AQ3]+128*[.AR3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4]+2*[.B4]+4*[.C4]+8*[.D4]+16*[.E4]+32*[.F4]+64*[.G4]+128*[.H4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4]+2*[.K4]+4*[.L4]+8*[.M4]+16*[.N4]+32*[.O4]+64*[.P4]+128*[.Q4]; 2)" office:value-type="string" office:string-value="08" calcext:value-type="string">
            <text:p>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S4]+2*[.T4]+4*[.U4]+8*[.V4]+16*[.W4]+32*[.X4]+64*[.Y4]+128*[.Z4]; 2)" office:value-type="string" office:string-value="FF" calcext:value-type="string">
            <text:p>F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4]+2*[.AC4]+4*[.AD4]+8*[.AE4]+16*[.AF4]+32*[.AG4]+64*[.AH4]+128*[.AI4]; 2)" office:value-type="string" office:string-value="00" calcext:value-type="string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4]+2*[.AL4]+4*[.AM4]+8*[.AN4]+16*[.AO4]+32*[.AP4]+64*[.AQ4]+128*[.AR4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A5]+2*[.B5]+4*[.C5]+8*[.D5]+16*[.E5]+32*[.F5]+64*[.G5]+128*[.H5]; 2)" office:value-type="string" office:string-value="FF" calcext:value-type="string">
            <text:p>FF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J5]+2*[.K5]+4*[.L5]+8*[.M5]+16*[.N5]+32*[.O5]+64*[.P5]+128*[.Q5]; 2)" office:value-type="string" office:string-value="FF" calcext:value-type="string">
            <text:p>F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5]+2*[.T5]+4*[.U5]+8*[.V5]+16*[.W5]+32*[.X5]+64*[.Y5]+128*[.Z5]; 2)" office:value-type="string" office:string-value="00" calcext:value-type="string">
            <text:p>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5]+2*[.AC5]+4*[.AD5]+8*[.AE5]+16*[.AF5]+32*[.AG5]+64*[.AH5]+128*[.AI5]; 2)" office:value-type="string" office:string-value="77" calcext:value-type="string">
            <text:p>7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2" table:formula="of:=DEC2HEX([.AK5]+2*[.AL5]+4*[.AM5]+8*[.AN5]+16*[.AO5]+32*[.AP5]+64*[.AQ5]+128*[.AR5]; 2)" office:value-type="string" office:string-value="FF" calcext:value-type="string">
            <text:p>FF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6]+2*[.B6]+4*[.C6]+8*[.D6]+16*[.E6]+32*[.F6]+64*[.G6]+128*[.H6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6]+2*[.K6]+4*[.L6]+8*[.M6]+16*[.N6]+32*[.O6]+64*[.P6]+128*[.Q6]; 2)" office:value-type="string" office:string-value="08" calcext:value-type="string">
            <text:p>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S6]+2*[.T6]+4*[.U6]+8*[.V6]+16*[.W6]+32*[.X6]+64*[.Y6]+128*[.Z6]; 2)" office:value-type="string" office:string-value="FF" calcext:value-type="string">
            <text:p>F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6]+2*[.AC6]+4*[.AD6]+8*[.AE6]+16*[.AF6]+32*[.AG6]+64*[.AH6]+128*[.AI6]; 2)" office:value-type="string" office:string-value="00" calcext:value-type="string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6]+2*[.AL6]+4*[.AM6]+8*[.AN6]+16*[.AO6]+32*[.AP6]+64*[.AQ6]+128*[.AR6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7]+2*[.B7]+4*[.C7]+8*[.D7]+16*[.E7]+32*[.F7]+64*[.G7]+128*[.H7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7]+2*[.K7]+4*[.L7]+8*[.M7]+16*[.N7]+32*[.O7]+64*[.P7]+128*[.Q7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7]+2*[.T7]+4*[.U7]+8*[.V7]+16*[.W7]+32*[.X7]+64*[.Y7]+128*[.Z7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7]+2*[.AC7]+4*[.AD7]+8*[.AE7]+16*[.AF7]+32*[.AG7]+64*[.AH7]+128*[.AI7]; 2)" office:value-type="string" office:string-value="00" calcext:value-type="string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7]+2*[.AL7]+4*[.AM7]+8*[.AN7]+16*[.AO7]+32*[.AP7]+64*[.AQ7]+128*[.AR7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8]+2*[.B8]+4*[.C8]+8*[.D8]+16*[.E8]+32*[.F8]+64*[.G8]+128*[.H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8]+2*[.K8]+4*[.L8]+8*[.M8]+16*[.N8]+32*[.O8]+64*[.P8]+128*[.Q8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8]+2*[.T8]+4*[.U8]+8*[.V8]+16*[.W8]+32*[.X8]+64*[.Y8]+128*[.Z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8]+2*[.AC8]+4*[.AD8]+8*[.AE8]+16*[.AF8]+32*[.AG8]+64*[.AH8]+128*[.AI8]; 2)" office:value-type="string" office:string-value="00" calcext:value-type="string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8]+2*[.AL8]+4*[.AM8]+8*[.AN8]+16*[.AO8]+32*[.AP8]+64*[.AQ8]+128*[.AR8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9]+2*[.B9]+4*[.C9]+8*[.D9]+16*[.E9]+32*[.F9]+64*[.G9]+128*[.H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J9]+2*[.K9]+4*[.L9]+8*[.M9]+16*[.N9]+32*[.O9]+64*[.P9]+128*[.Q9]; 2)" office:value-type="string" office:string-value="08" calcext:value-type="string">
            <text:p>0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S9]+2*[.T9]+4*[.U9]+8*[.V9]+16*[.W9]+32*[.X9]+64*[.Y9]+128*[.Z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B9]+2*[.AC9]+4*[.AD9]+8*[.AE9]+16*[.AF9]+32*[.AG9]+64*[.AH9]+128*[.AI9]; 2)" office:value-type="string" office:string-value="00" calcext:value-type="string">
            <text:p>0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2" table:formula="of:=DEC2HEX([.AK9]+2*[.AL9]+4*[.AM9]+8*[.AN9]+16*[.AO9]+32*[.AP9]+64*[.AQ9]+128*[.AR9]; 2)" office:value-type="string" office:string-value="00" calcext:value-type="string">
            <text:p>00</text:p>
          </table:table-cell>
          <table:table-cell table:style-name="ce35" table:number-columns-repeated="948"/>
          <table:table-cell table:number-columns-repeated="31"/>
        </table:table-row>
        <table:table-row table:style-name="ro1"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I2];[.I3];[.I4];[.I5];[.I6];[.I7];[.I8];[.I9])" office:value-type="string" office:string-value="0x000000FF00000000" calcext:value-type="string">
            <text:p>0x000000FF000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R2];[.R3];[.R4];[.R5];[.R6];[.R7];[.R8];[.R9])" office:value-type="string" office:string-value="0x080808FF08080808" calcext:value-type="string">
            <text:p>0x080808FF08080808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A2];[.AA3];[.AA4];[.AA5];[.AA6];[.AA7];[.AA8];[.AA9])" office:value-type="string" office:string-value="0x0000FF00FF000000" calcext:value-type="string">
            <text:p>0x0000FF00FF0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J2];[.AJ3];[.AJ4];[.AJ5];[.AJ6];[.AJ7];[.AJ8];[.AJ9])" office:value-type="string" office:string-value="0x0000007700000000" calcext:value-type="string">
            <text:p>0x0000007700000000</text:p>
          </table:table-cell>
          <table:table-cell table:style-name="ce28"/>
          <table:table-cell table:style-name="ce33" table:number-columns-repeated="6"/>
          <table:table-cell table:style-name="ce40"/>
          <table:table-cell table:style-name="ce23" table:formula="of:=CONCATENATE(&quot;0x&quot;;[.AS2];[.AS3];[.AS4];[.AS5];[.AS6];[.AS7];[.AS8];[.AS9])" office:value-type="string" office:string-value="0x010000FF00000000" calcext:value-type="string">
            <text:p>0x010000FF00000000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o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O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s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S</text:p>
          </table:table-cell>
          <table:table-cell table:style-name="ce29" table:number-columns-repeated="3"/>
          <table:table-cell table:style-name="ce13" table:number-columns-repeated="954"/>
          <table:table-cell table:style-name="ce14" table:number-columns-repeated="3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12]+2*[.B12]+4*[.C12]+8*[.D12]+16*[.E12]+32*[.F12]+64*[.G12]+128*[.H1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J12]+2*[.K12]+4*[.L12]+8*[.M12]+16*[.N12]+32*[.O12]+64*[.P12]+128*[.Q1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S12]+2*[.T12]+4*[.U12]+8*[.V12]+16*[.W12]+32*[.X12]+64*[.Y12]+128*[.Z1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B12]+2*[.AC12]+4*[.AD12]+8*[.AE12]+16*[.AF12]+32*[.AG12]+64*[.AH12]+128*[.AI12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4" table:number-columns-repeated="954"/>
          <table:table-cell table:number-columns-repeated="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3]+2*[.B13]+4*[.C13]+8*[.D13]+16*[.E13]+32*[.F13]+64*[.G13]+128*[.H1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3]+2*[.K13]+4*[.L13]+8*[.M13]+16*[.N13]+32*[.O13]+64*[.P13]+128*[.Q1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3]+2*[.T13]+4*[.U13]+8*[.V13]+16*[.W13]+32*[.X13]+64*[.Y13]+128*[.Z1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3]+2*[.AC13]+4*[.AD13]+8*[.AE13]+16*[.AF13]+32*[.AG13]+64*[.AH13]+128*[.AI13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4]+2*[.B14]+4*[.C14]+8*[.D14]+16*[.E14]+32*[.F14]+64*[.G14]+128*[.H14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4]+2*[.K14]+4*[.L14]+8*[.M14]+16*[.N14]+32*[.O14]+64*[.P14]+128*[.Q14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4]+2*[.T14]+4*[.U14]+8*[.V14]+16*[.W14]+32*[.X14]+64*[.Y14]+128*[.Z14]; 2)" office:value-type="string" office:string-value="3C" calcext:value-type="string">
            <text:p>3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4]+2*[.AC14]+4*[.AD14]+8*[.AE14]+16*[.AF14]+32*[.AG14]+64*[.AH14]+128*[.AI14]; 2)" office:value-type="string" office:string-value="3C" calcext:value-type="string">
            <text:p>3C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5]+2*[.B15]+4*[.C15]+8*[.D15]+16*[.E15]+32*[.F15]+64*[.G15]+128*[.H15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5]+2*[.K15]+4*[.L15]+8*[.M15]+16*[.N15]+32*[.O15]+64*[.P15]+128*[.Q15]; 2)" office:value-type="string" office:string-value="3C" calcext:value-type="string">
            <text:p>3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5]+2*[.T15]+4*[.U15]+8*[.V15]+16*[.W15]+32*[.X15]+64*[.Y15]+128*[.Z15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5]+2*[.AC15]+4*[.AD15]+8*[.AE15]+16*[.AF15]+32*[.AG15]+64*[.AH15]+128*[.AI15]; 2)" office:value-type="string" office:string-value="3C" calcext:value-type="string">
            <text:p>3C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6]+2*[.B16]+4*[.C16]+8*[.D16]+16*[.E16]+32*[.F16]+64*[.G16]+128*[.H16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6]+2*[.K16]+4*[.L16]+8*[.M16]+16*[.N16]+32*[.O16]+64*[.P16]+128*[.Q16]; 2)" office:value-type="string" office:string-value="3C" calcext:value-type="string">
            <text:p>3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6]+2*[.T16]+4*[.U16]+8*[.V16]+16*[.W16]+32*[.X16]+64*[.Y16]+128*[.Z16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6]+2*[.AC16]+4*[.AD16]+8*[.AE16]+16*[.AF16]+32*[.AG16]+64*[.AH16]+128*[.AI16]; 2)" office:value-type="string" office:string-value="3C" calcext:value-type="string">
            <text:p>3C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7]+2*[.B17]+4*[.C17]+8*[.D17]+16*[.E17]+32*[.F17]+64*[.G17]+128*[.H17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7]+2*[.K17]+4*[.L17]+8*[.M17]+16*[.N17]+32*[.O17]+64*[.P17]+128*[.Q17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7]+2*[.T17]+4*[.U17]+8*[.V17]+16*[.W17]+32*[.X17]+64*[.Y17]+128*[.Z17]; 2)" office:value-type="string" office:string-value="3C" calcext:value-type="string">
            <text:p>3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7]+2*[.AC17]+4*[.AD17]+8*[.AE17]+16*[.AF17]+32*[.AG17]+64*[.AH17]+128*[.AI17]; 2)" office:value-type="string" office:string-value="3C" calcext:value-type="string">
            <text:p>3C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8]+2*[.B18]+4*[.C18]+8*[.D18]+16*[.E18]+32*[.F18]+64*[.G18]+128*[.H1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8]+2*[.K18]+4*[.L18]+8*[.M18]+16*[.N18]+32*[.O18]+64*[.P18]+128*[.Q1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8]+2*[.T18]+4*[.U18]+8*[.V18]+16*[.W18]+32*[.X18]+64*[.Y18]+128*[.Z1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8]+2*[.AC18]+4*[.AD18]+8*[.AE18]+16*[.AF18]+32*[.AG18]+64*[.AH18]+128*[.AI18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19]+2*[.B19]+4*[.C19]+8*[.D19]+16*[.E19]+32*[.F19]+64*[.G19]+128*[.H1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J19]+2*[.K19]+4*[.L19]+8*[.M19]+16*[.N19]+32*[.O19]+64*[.P19]+128*[.Q1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S19]+2*[.T19]+4*[.U19]+8*[.V19]+16*[.W19]+32*[.X19]+64*[.Y19]+128*[.Z1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B19]+2*[.AC19]+4*[.AD19]+8*[.AE19]+16*[.AF19]+32*[.AG19]+64*[.AH19]+128*[.AI19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5" table:number-columns-repeated="954"/>
          <table:table-cell table:number-columns-repeated="31"/>
        </table:table-row>
        <table:table-row table:style-name="ro1"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I12];[.I13];[.I14];[.I15];[.I16];[.I17];[.I18];[.I19])" office:value-type="string" office:string-value="0x0000182424180000" calcext:value-type="string">
            <text:p>0x000018242418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R12];[.R13];[.R14];[.R15];[.R16];[.R17];[.R18];[.R19])" office:value-type="string" office:string-value="0x0000183C3C180000" calcext:value-type="string">
            <text:p>0x0000183C3C18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A12];[.AA13];[.AA14];[.AA15];[.AA16];[.AA17];[.AA18];[.AA19])" office:value-type="string" office:string-value="0x00003C24243C0000" calcext:value-type="string">
            <text:p>0x00003C24243C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J12];[.AJ13];[.AJ14];[.AJ15];[.AJ16];[.AJ17];[.AJ18];[.AJ19])" office:value-type="string" office:string-value="0x00003C3C3C3C0000" calcext:value-type="string">
            <text:p>0x00003C3C3C3C0000</text:p>
          </table:table-cell>
          <table:table-cell table:style-name="ce23" table:number-columns-repeated="3"/>
          <table:table-cell table:style-name="ce36" table:number-columns-repeated="954"/>
          <table:table-cell table:style-name="ce41" table:number-columns-repeated="31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~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&lt;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&gt;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j </text:p>
          </table:table-cell>
          <table:table-cell table:style-name="ce29" table:number-columns-repeated="3"/>
          <table:table-cell table:style-name="ce13" table:number-columns-repeated="954"/>
          <table:table-cell table:style-name="ce14" table:number-columns-repeated="3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22]+2*[.B22]+4*[.C22]+8*[.D22]+16*[.E22]+32*[.F22]+64*[.G22]+128*[.H2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J22]+2*[.K22]+4*[.L22]+8*[.M22]+16*[.N22]+32*[.O22]+64*[.P22]+128*[.Q2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S22]+2*[.T22]+4*[.U22]+8*[.V22]+16*[.W22]+32*[.X22]+64*[.Y22]+128*[.Z2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B22]+2*[.AC22]+4*[.AD22]+8*[.AE22]+16*[.AF22]+32*[.AG22]+64*[.AH22]+128*[.AI22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4" table:number-columns-repeated="954"/>
          <table:table-cell table:number-columns-repeated="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3]+2*[.B23]+4*[.C23]+8*[.D23]+16*[.E23]+32*[.F23]+64*[.G23]+128*[.H2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3]+2*[.K23]+4*[.L23]+8*[.M23]+16*[.N23]+32*[.O23]+64*[.P23]+128*[.Q23]; 2)" office:value-type="string" office:string-value="60" calcext:value-type="string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3]+2*[.T23]+4*[.U23]+8*[.V23]+16*[.W23]+32*[.X23]+64*[.Y23]+128*[.Z23]; 2)" office:value-type="string" office:string-value="06" calcext:value-type="string">
            <text:p>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3]+2*[.AC23]+4*[.AD23]+8*[.AE23]+16*[.AF23]+32*[.AG23]+64*[.AH23]+128*[.AI23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4]+2*[.B24]+4*[.C24]+8*[.D24]+16*[.E24]+32*[.F24]+64*[.G24]+128*[.H24]; 2)" office:value-type="string" office:string-value="06" calcext:value-type="string">
            <text:p>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4]+2*[.K24]+4*[.L24]+8*[.M24]+16*[.N24]+32*[.O24]+64*[.P24]+128*[.Q24]; 2)" office:value-type="string" office:string-value="58" calcext:value-type="string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4]+2*[.T24]+4*[.U24]+8*[.V24]+16*[.W24]+32*[.X24]+64*[.Y24]+128*[.Z24]; 2)" office:value-type="string" office:string-value="1A" calcext:value-type="string">
            <text:p>1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4]+2*[.AC24]+4*[.AD24]+8*[.AE24]+16*[.AF24]+32*[.AG24]+64*[.AH24]+128*[.AI24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5]+2*[.B25]+4*[.C25]+8*[.D25]+16*[.E25]+32*[.F25]+64*[.G25]+128*[.H25]; 2)" office:value-type="string" office:string-value="09" calcext:value-type="string">
            <text:p>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5]+2*[.K25]+4*[.L25]+8*[.M25]+16*[.N25]+32*[.O25]+64*[.P25]+128*[.Q25]; 2)" office:value-type="string" office:string-value="46" calcext:value-type="string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5]+2*[.T25]+4*[.U25]+8*[.V25]+16*[.W25]+32*[.X25]+64*[.Y25]+128*[.Z25]; 2)" office:value-type="string" office:string-value="62" calcext:value-type="string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5]+2*[.AC25]+4*[.AD25]+8*[.AE25]+16*[.AF25]+32*[.AG25]+64*[.AH25]+128*[.AI25]; 2)" office:value-type="string" office:string-value="5F" calcext:value-type="string">
            <text:p>5F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A26]+2*[.B26]+4*[.C26]+8*[.D26]+16*[.E26]+32*[.F26]+64*[.G26]+128*[.H26]; 2)" office:value-type="string" office:string-value="90" calcext:value-type="string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6]+2*[.K26]+4*[.L26]+8*[.M26]+16*[.N26]+32*[.O26]+64*[.P26]+128*[.Q26]; 2)" office:value-type="string" office:string-value="58" calcext:value-type="string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6]+2*[.T26]+4*[.U26]+8*[.V26]+16*[.W26]+32*[.X26]+64*[.Y26]+128*[.Z26]; 2)" office:value-type="string" office:string-value="1A" calcext:value-type="string">
            <text:p>1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6]+2*[.AC26]+4*[.AD26]+8*[.AE26]+16*[.AF26]+32*[.AG26]+64*[.AH26]+128*[.AI26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7]+2*[.B27]+4*[.C27]+8*[.D27]+16*[.E27]+32*[.F27]+64*[.G27]+128*[.H27]; 2)" office:value-type="string" office:string-value="60" calcext:value-type="string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7]+2*[.K27]+4*[.L27]+8*[.M27]+16*[.N27]+32*[.O27]+64*[.P27]+128*[.Q27]; 2)" office:value-type="string" office:string-value="60" calcext:value-type="string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7]+2*[.T27]+4*[.U27]+8*[.V27]+16*[.W27]+32*[.X27]+64*[.Y27]+128*[.Z27]; 2)" office:value-type="string" office:string-value="06" calcext:value-type="string">
            <text:p>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7]+2*[.AC27]+4*[.AD27]+8*[.AE27]+16*[.AF27]+32*[.AG27]+64*[.AH27]+128*[.AI27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8]+2*[.B28]+4*[.C28]+8*[.D28]+16*[.E28]+32*[.F28]+64*[.G28]+128*[.H2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8]+2*[.K28]+4*[.L28]+8*[.M28]+16*[.N28]+32*[.O28]+64*[.P28]+128*[.Q2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8]+2*[.T28]+4*[.U28]+8*[.V28]+16*[.W28]+32*[.X28]+64*[.Y28]+128*[.Z2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8]+2*[.AC28]+4*[.AD28]+8*[.AE28]+16*[.AF28]+32*[.AG28]+64*[.AH28]+128*[.AI28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29]+2*[.B29]+4*[.C29]+8*[.D29]+16*[.E29]+32*[.F29]+64*[.G29]+128*[.H2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J29]+2*[.K29]+4*[.L29]+8*[.M29]+16*[.N29]+32*[.O29]+64*[.P29]+128*[.Q2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S29]+2*[.T29]+4*[.U29]+8*[.V29]+16*[.W29]+32*[.X29]+64*[.Y29]+128*[.Z2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B29]+2*[.AC29]+4*[.AD29]+8*[.AE29]+16*[.AF29]+32*[.AG29]+64*[.AH29]+128*[.AI29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5" table:number-columns-repeated="954"/>
          <table:table-cell table:number-columns-repeated="31"/>
        </table:table-row>
        <table:table-row table:style-name="ro1"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I22];[.I23];[.I24];[.I25];[.I26];[.I27];[.I28];[.I29])" office:value-type="string" office:string-value="0x0000060990600000" calcext:value-type="string">
            <text:p>0x00000609906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R22];[.R23];[.R24];[.R25];[.R26];[.R27];[.R28];[.R29])" office:value-type="string" office:string-value="0x0060584658600000" calcext:value-type="string">
            <text:p>0x00605846586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A22];[.AA23];[.AA24];[.AA25];[.AA26];[.AA27];[.AA28];[.AA29])" office:value-type="string" office:string-value="0x00061A621A060000" calcext:value-type="string">
            <text:p>0x00061A621A06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J22];[.AJ23];[.AJ24];[.AJ25];[.AJ26];[.AJ27];[.AJ28];[.AJ29])" office:value-type="string" office:string-value="0x0000005F00000000" calcext:value-type="string">
            <text:p>0x0000005F00000000</text:p>
          </table:table-cell>
          <table:table-cell table:style-name="ce23" table:number-columns-repeated="3"/>
          <table:table-cell table:style-name="ce36" table:number-columns-repeated="954"/>
          <table:table-cell table:style-name="ce41" table:number-columns-repeated="31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d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D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*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^</text:p>
          </table:table-cell>
          <table:table-cell table:style-name="ce29" table:number-columns-repeated="3"/>
          <table:table-cell table:style-name="ce13" table:number-columns-repeated="954"/>
          <table:table-cell table:style-name="ce14" table:number-columns-repeated="3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32]+2*[.B32]+4*[.C32]+8*[.D32]+16*[.E32]+32*[.F32]+64*[.G32]+128*[.H3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J32]+2*[.K32]+4*[.L32]+8*[.M32]+16*[.N32]+32*[.O32]+64*[.P32]+128*[.Q32]; 2)" office:value-type="string" office:string-value="00" calcext:value-type="string">
            <text:p>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DEC2HEX([.S32]+2*[.T32]+4*[.U32]+8*[.V32]+16*[.W32]+32*[.X32]+64*[.Y32]+128*[.Z32]; 2)" office:value-type="string" office:string-value="81" calcext:value-type="string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B32]+2*[.AC32]+4*[.AD32]+8*[.AE32]+16*[.AF32]+32*[.AG32]+64*[.AH32]+128*[.AI32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4" table:number-columns-repeated="954"/>
          <table:table-cell table:number-columns-repeated="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3]+2*[.B33]+4*[.C33]+8*[.D33]+16*[.E33]+32*[.F33]+64*[.G33]+128*[.H33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3]+2*[.K33]+4*[.L33]+8*[.M33]+16*[.N33]+32*[.O33]+64*[.P33]+128*[.Q33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3]+2*[.T33]+4*[.U33]+8*[.V33]+16*[.W33]+32*[.X33]+64*[.Y33]+128*[.Z33]; 2)" office:value-type="string" office:string-value="42" calcext:value-type="string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3]+2*[.AC33]+4*[.AD33]+8*[.AE33]+16*[.AF33]+32*[.AG33]+64*[.AH33]+128*[.AI33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4]+2*[.B34]+4*[.C34]+8*[.D34]+16*[.E34]+32*[.F34]+64*[.G34]+128*[.H34]; 2)" office:value-type="string" office:string-value="14" calcext:value-type="string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4]+2*[.K34]+4*[.L34]+8*[.M34]+16*[.N34]+32*[.O34]+64*[.P34]+128*[.Q34]; 2)" office:value-type="string" office:string-value="1C" calcext:value-type="string">
            <text:p>1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4]+2*[.T34]+4*[.U34]+8*[.V34]+16*[.W34]+32*[.X34]+64*[.Y34]+128*[.Z34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4]+2*[.AC34]+4*[.AD34]+8*[.AE34]+16*[.AF34]+32*[.AG34]+64*[.AH34]+128*[.AI34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5]+2*[.B35]+4*[.C35]+8*[.D35]+16*[.E35]+32*[.F35]+64*[.G35]+128*[.H35]; 2)" office:value-type="string" office:string-value="22" calcext:value-type="string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5]+2*[.K35]+4*[.L35]+8*[.M35]+16*[.N35]+32*[.O35]+64*[.P35]+128*[.Q35]; 2)" office:value-type="string" office:string-value="3E" calcext:value-type="string">
            <text:p>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5]+2*[.T35]+4*[.U35]+8*[.V35]+16*[.W35]+32*[.X35]+64*[.Y35]+128*[.Z35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5]+2*[.AC35]+4*[.AD35]+8*[.AE35]+16*[.AF35]+32*[.AG35]+64*[.AH35]+128*[.AI35]; 2)" office:value-type="string" office:string-value="18" calcext:value-type="string">
            <text:p>18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6]+2*[.B36]+4*[.C36]+8*[.D36]+16*[.E36]+32*[.F36]+64*[.G36]+128*[.H36]; 2)" office:value-type="string" office:string-value="14" calcext:value-type="string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6]+2*[.K36]+4*[.L36]+8*[.M36]+16*[.N36]+32*[.O36]+64*[.P36]+128*[.Q36]; 2)" office:value-type="string" office:string-value="1C" calcext:value-type="string">
            <text:p>1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6]+2*[.T36]+4*[.U36]+8*[.V36]+16*[.W36]+32*[.X36]+64*[.Y36]+128*[.Z36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6]+2*[.AC36]+4*[.AD36]+8*[.AE36]+16*[.AF36]+32*[.AG36]+64*[.AH36]+128*[.AI36]; 2)" office:value-type="string" office:string-value="24" calcext:value-type="string">
            <text:p>24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7]+2*[.B37]+4*[.C37]+8*[.D37]+16*[.E37]+32*[.F37]+64*[.G37]+128*[.H37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7]+2*[.K37]+4*[.L37]+8*[.M37]+16*[.N37]+32*[.O37]+64*[.P37]+128*[.Q37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7]+2*[.T37]+4*[.U37]+8*[.V37]+16*[.W37]+32*[.X37]+64*[.Y37]+128*[.Z37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7]+2*[.AC37]+4*[.AD37]+8*[.AE37]+16*[.AF37]+32*[.AG37]+64*[.AH37]+128*[.AI37]; 2)" office:value-type="string" office:string-value="42" calcext:value-type="string">
            <text:p>42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8]+2*[.B38]+4*[.C38]+8*[.D38]+16*[.E38]+32*[.F38]+64*[.G38]+128*[.H3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8]+2*[.K38]+4*[.L38]+8*[.M38]+16*[.N38]+32*[.O38]+64*[.P38]+128*[.Q3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8]+2*[.T38]+4*[.U38]+8*[.V38]+16*[.W38]+32*[.X38]+64*[.Y38]+128*[.Z38]; 2)" office:value-type="string" office:string-value="42" calcext:value-type="string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8]+2*[.AC38]+4*[.AD38]+8*[.AE38]+16*[.AF38]+32*[.AG38]+64*[.AH38]+128*[.AI38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39]+2*[.B39]+4*[.C39]+8*[.D39]+16*[.E39]+32*[.F39]+64*[.G39]+128*[.H3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J39]+2*[.K39]+4*[.L39]+8*[.M39]+16*[.N39]+32*[.O39]+64*[.P39]+128*[.Q39]; 2)" office:value-type="string" office:string-value="00" calcext:value-type="string">
            <text:p>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table:formula="of:=DEC2HEX([.S39]+2*[.T39]+4*[.U39]+8*[.V39]+16*[.W39]+32*[.X39]+64*[.Y39]+128*[.Z39]; 2)" office:value-type="string" office:string-value="81" calcext:value-type="string">
            <text:p>8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B39]+2*[.AC39]+4*[.AD39]+8*[.AE39]+16*[.AF39]+32*[.AG39]+64*[.AH39]+128*[.AI39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5" table:number-columns-repeated="954"/>
          <table:table-cell table:number-columns-repeated="31"/>
        </table:table-row>
        <table:table-row table:style-name="ro1"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I32];[.I33];[.I34];[.I35];[.I36];[.I37];[.I38];[.I39])" office:value-type="string" office:string-value="0x0008142214080000" calcext:value-type="string">
            <text:p>0x000814221408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R32];[.R33];[.R34];[.R35];[.R36];[.R37];[.R38];[.R39])" office:value-type="string" office:string-value="0x00081C3E1C080000" calcext:value-type="string">
            <text:p>0x00081C3E1C08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A32];[.AA33];[.AA34];[.AA35];[.AA36];[.AA37];[.AA38];[.AA39])" office:value-type="string" office:string-value="0x8142241818244281" calcext:value-type="string">
            <text:p>0x8142241818244281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J32];[.AJ33];[.AJ34];[.AJ35];[.AJ36];[.AJ37];[.AJ38];[.AJ39])" office:value-type="string" office:string-value="0x0000001824420000" calcext:value-type="string">
            <text:p>0x0000001824420000</text:p>
          </table:table-cell>
          <table:table-cell table:style-name="ce23" table:number-columns-repeated="3"/>
          <table:table-cell table:style-name="ce36" table:number-columns-repeated="954"/>
          <table:table-cell table:style-name="ce41" table:number-columns-repeated="3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tandard.AB32:Standard.AI40 Standard.AB2:Standard.AI10 Standard.AB12:Standard.AI20 Standard.AB22:Standard.AI30 Standard.A32:Standard.H40 Standard.A2:Standard.H10 Standard.A12:Standard.H20 Standard.A22:Standard.H30 Standard.J2:Standard.Q10 Standard.J12:Standard.Q20 Standard.J22:Standard.Q30 Standard.J32:Standard.Q40 Standard.S2:Standard.Z10 Standard.S12:Standard.Z20 Standard.S22:Standard.Z30 Standard.S32:Standard.Z4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tandard.AK2:Standard.AR1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Single" table:style-name="ta1">
        <table:table-column table:style-name="co1" table:number-columns-repeated="8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/>
          <table:table-cell table:number-columns-repeated="1015"/>
        </table:table-row>
        <table:table-row table:style-name="ro1">
          <table:table-cell table:style-name="ce42"/>
          <table:table-cell table:style-name="ce46" table:number-columns-repeated="6"/>
          <table:table-cell table:style-name="ce50"/>
          <table:table-cell table:style-name="ce22"/>
          <table:table-cell table:number-columns-repeated="1015"/>
        </table:table-row>
        <table:table-row table:style-name="ro1" table:number-rows-repeated="6">
          <table:table-cell table:style-name="ce43"/>
          <table:table-cell table:style-name="ce47" table:number-columns-repeated="6"/>
          <table:table-cell table:style-name="ce51"/>
          <table:table-cell table:style-name="ce22"/>
          <table:table-cell table:number-columns-repeated="1015"/>
        </table:table-row>
        <table:table-row table:style-name="ro1">
          <table:table-cell table:style-name="ce44"/>
          <table:table-cell table:style-name="ce48" table:number-columns-repeated="6"/>
          <table:table-cell table:style-name="ce52"/>
          <table:table-cell table:style-name="ce22"/>
          <table:table-cell table:number-columns-repeated="1015"/>
        </table:table-row>
        <table:table-row table:style-name="ro1">
          <table:table-cell table:style-name="ce45"/>
          <table:table-cell table:style-name="ce49" table:number-columns-repeated="6"/>
          <table:table-cell table:style-name="ce53"/>
          <table:table-cell table:style-name="ce23"/>
          <table:table-cell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9"/>
          <table:table-cell table:style-name="ce54" table:number-columns-repeated="8"/>
          <table:table-cell/>
          <table:table-cell table:style-name="ce54" table:number-columns-repeated="8"/>
          <table:table-cell/>
          <table:table-cell table:style-name="ce54" table:number-columns-repeated="8"/>
          <table:table-cell table:number-columns-repeated="98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tandard.A2:Standard.H1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3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DB__1" table:target-range-address="Standard.A1:Standard.AM4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.00.0000</text:date>, <text:time style:data-style-name="N2" text:time-value="0000-00-00T00:00:03.924938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Balakin</meta:initial-creator>
    <meta:creation-date>2013-02-13T15:22:44</meta:creation-date>
    <dc:date>2013-08-01T22:55:12.746268520</dc:date>
    <dc:creator>Alexey Balakin</dc:creator>
    <meta:editing-duration>PT13H4M18S</meta:editing-duration>
    <meta:editing-cycles>26</meta:editing-cycles>
    <meta:generator>LibreOffice/4.1.0.4$Linux_X86_64 LibreOffice_project/410m0$Build-4</meta:generator>
    <meta:document-statistic meta:table-count="3" meta:cell-count="1258" meta:object-count="0"/>
  </office:meta>
</office:document-meta>
</file>